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n1i1lKRJXCEA16rwT7tN0rZ2Ozt7E1RLtL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6:41:03.487222067</meta:creation-date>
    <meta:generator>LibreOffice/24.8.4.1$Linux_X86_64 LibreOffice_project/480$Build-1</meta:generator>
    <dc:date>2026-01-30T13:29:25.027511802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